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/>
      <style:text-properties fo:font-variant="normal" fo:text-transform="none" fo:color="#333333" style:font-name="Source Sans Pro" fo:letter-spacing="normal" fo:font-style="normal" fo:font-weight="normal" officeooo:rsid="00118546" officeooo:paragraph-rsid="00118546"/>
    </style:style>
    <style:style style:name="P2" style:family="paragraph" style:parent-style-name="Standard">
      <style:paragraph-properties fo:text-align="justify" style:justify-single-word="false"/>
      <style:text-properties officeooo:rsid="00118546" officeooo:paragraph-rsid="00118546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33333" style:font-name="Source Sans Pro" fo:letter-spacing="normal" fo:font-style="normal" fo:font-weight="normal" officeooo:rsid="00118546" officeooo:paragraph-rsid="00118546"/>
    </style:style>
    <style:style style:name="P4" style:family="paragraph" style:parent-style-name="Preformatted_20_Text">
      <style:paragraph-properties fo:text-align="justify" style:justify-single-word="false"/>
      <style:text-properties officeooo:rsid="00118546" officeooo:paragraph-rsid="00118546"/>
    </style:style>
    <style:style style:name="P5" style:family="paragraph" style:parent-style-name="Preformatted_20_Text">
      <loext:graphic-properties draw:fill="solid" draw:fill-color="#333333" draw:opacity="100%"/>
      <style:paragraph-properties fo:text-align="justify" style:justify-single-word="false" fo:orphans="2" fo:widows="2" fo:background-color="#333333"/>
    </style:style>
    <style:style style:name="P6" style:family="paragraph" style:parent-style-name="Preformatted_20_Text">
      <loext:graphic-properties draw:fill="solid" draw:fill-color="#333333" draw:opacity="100%"/>
      <style:paragraph-properties fo:margin-top="0cm" fo:margin-bottom="0.499cm" loext:contextual-spacing="false" fo:text-align="justify" style:justify-single-word="false" fo:orphans="2" fo:widows="2" fo:background-color="#333333"/>
    </style:style>
    <style:style style:name="P7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333333" style:font-name="Verdana" fo:font-size="15pt" fo:letter-spacing="normal" fo:font-style="normal" fo:font-weight="normal"/>
    </style:style>
    <style:style style:name="P8" style:family="paragraph" style:parent-style-name="Text_20_body" style:list-style-name="L1">
      <style:paragraph-properties fo:text-align="justify" style:justify-single-word="false" fo:orphans="2" fo:widows="2"/>
    </style:style>
    <style:style style:name="P9" style:family="paragraph" style:parent-style-name="Text_20_body" style:list-style-name="L2">
      <style:paragraph-properties fo:text-align="justify" style:justify-single-word="false" fo:orphans="2" fo:widows="2"/>
    </style:style>
    <style:style style:name="P10" style:family="paragraph" style:parent-style-name="Text_20_body" style:list-style-name="L3">
      <style:paragraph-properties fo:text-align="justify" style:justify-single-word="false" fo:orphans="2" fo:widows="2"/>
    </style:style>
    <style:style style:name="P11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12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 fo:orphans="2" fo:widows="2" style:writing-mode="lr-tb"/>
      <style:text-properties fo:font-variant="normal" fo:text-transform="none" fo:color="#333333" style:font-name="Source Sans Pro" fo:letter-spacing="normal" fo:font-style="normal" fo:font-weight="normal" officeooo:rsid="00118546" officeooo:paragraph-rsid="0012e067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6" style:family="paragraph" style:parent-style-name="Heading_20_3">
      <style:paragraph-properties fo:text-align="justify" style:justify-single-word="false"/>
      <style:text-properties fo:font-variant="normal" fo:text-transform="none" fo:color="#333333" style:font-name="Source Sans Pro" fo:letter-spacing="normal" fo:font-style="normal" fo:font-weight="normal" officeooo:rsid="00118546" officeooo:paragraph-rsid="00118546"/>
    </style:style>
    <style:style style:name="P17" style:family="paragraph" style:parent-style-name="Heading_20_3">
      <style:paragraph-properties fo:text-align="justify" style:justify-single-word="false" fo:break-before="page"/>
      <style:text-properties fo:font-variant="normal" fo:text-transform="none" fo:color="#333333" style:font-name="Source Sans Pro" fo:letter-spacing="normal" fo:font-style="normal" fo:font-weight="normal" officeooo:rsid="00118546" officeooo:paragraph-rsid="00118546"/>
    </style:style>
    <style:style style:name="T1" style:family="text">
      <style:text-properties fo:font-variant="normal" fo:text-transform="none" fo:color="#f0f0f0" fo:letter-spacing="normal" loext:padding="0cm" loext:border="none"/>
    </style:style>
    <style:style style:name="T2" style:family="text">
      <style:text-properties fo:font-variant="normal" fo:text-transform="none" fo:color="#f0f0f0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33333" style:font-name="Source Sans Pro" fo:font-size="15pt" fo:letter-spacing="normal" fo:font-style="normal" fo:font-weight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5" style:family="text">
      <style:text-properties fo:font-variant="normal" fo:text-transform="none" fo:color="#333333" style:font-name="Source Sans Pro" fo:font-size="12.75pt" fo:letter-spacing="normal" fo:font-style="normal" fo:font-weight="normal" fo:background-color="#f0f0f0" loext:char-shading-value="0"/>
    </style:style>
    <style:style style:name="T6" style:family="text">
      <style:text-properties fo:font-variant="normal" fo:text-transform="none" fo:color="#333333" style:font-name="Verdana" fo:font-size="15pt" fo:letter-spacing="normal" fo:font-style="normal" fo:font-weight="normal"/>
    </style:style>
    <style:style style:name="T7" style:family="text">
      <style:text-properties fo:font-variant="normal" fo:text-transform="none" fo:color="#333333" style:font-name="Verdana" fo:font-size="12.75pt" fo:letter-spacing="normal" fo:font-style="normal" fo:font-weight="normal" fo:background-color="#f0f0f0" loext:char-shading-value="0"/>
    </style:style>
    <style:style style:name="T8" style:family="text">
      <style:text-properties fo:font-variant="normal" fo:text-transform="none" fo:color="#333333" style:font-name="Verdana" fo:font-size="13pt" fo:letter-spacing="normal" fo:font-style="normal" fo:font-weight="normal" style:font-size-asian="13pt" style:font-size-complex="13pt"/>
    </style:style>
    <style:style style:name="T9" style:family="text">
      <style:text-properties fo:font-variant="normal" fo:text-transform="none" fo:color="#333333" style:font-name="Verdana" fo:font-size="13pt" fo:letter-spacing="normal" fo:font-style="normal" fo:font-weight="normal" fo:background-color="#f0f0f0" loext:char-shading-value="0" style:font-size-asian="13pt" style:font-size-complex="13pt"/>
    </style:style>
    <style:style style:name="T10" style:family="text">
      <style:text-properties fo:font-size="15pt"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de js event loop</text:p>
      <text:p text:style-name="P2"/>
      <text:p text:style-name="P4"><text:span text:style-name="Source_20_Text"><text:span text:style-name="T1">┌───────────────────────────┐</text:span></text:span></text:p>
      <text:p text:style-name="P5"><text:span text:style-name="Source_20_Text"><text:span text:style-name="T1">┌─</text:span></text:span><text:span text:style-name="Source_20_Text"><text:span text:style-name="T2">&gt;│ <text:s text:c="10"/>timers <text:s text:c="9"/>│</text:span></text:span></text:p>
      <text:p text:style-name="P5"><text:span text:style-name="Source_20_Text"><text:span text:style-name="T1">│ <text:s/>└─────────────┬─────────────┘</text:span></text:span></text:p>
      <text:p text:style-name="P5"><text:span text:style-name="Source_20_Text"><text:span text:style-name="T1">│ <text:s/>┌─────────────┴─────────────┐</text:span></text:span></text:p>
      <text:p text:style-name="P5"><text:span text:style-name="Source_20_Text"><text:span text:style-name="T1">│ <text:s/>│ <text:s text:c="4"/></text:span></text:span><text:span text:style-name="Source_20_Text"><text:span text:style-name="T2">pending callbacks <text:s text:c="4"/>│</text:span></text:span></text:p>
      <text:p text:style-name="P5"><text:span text:style-name="Source_20_Text"><text:span text:style-name="T1">│ <text:s/>└─────────────┬─────────────┘</text:span></text:span></text:p>
      <text:p text:style-name="P5"><text:span text:style-name="Source_20_Text"><text:span text:style-name="T1">│ <text:s/>┌─────────────┴─────────────┐</text:span></text:span></text:p>
      <text:p text:style-name="P5"><text:span text:style-name="Source_20_Text"><text:span text:style-name="T1">│ <text:s/>│ <text:s text:c="6"/></text:span></text:span><text:span text:style-name="Source_20_Text"><text:span text:style-name="T2">idle, prepare <text:s text:c="6"/>│</text:span></text:span></text:p>
      <text:p text:style-name="P5"><text:span text:style-name="Source_20_Text"><text:span text:style-name="T1">│ <text:s/>└─────────────┬─────────────┘ <text:s text:c="5"/>┌───────────────┐</text:span></text:span></text:p>
      <text:p text:style-name="P5"><text:span text:style-name="Source_20_Text"><text:span text:style-name="T1">│ <text:s/>┌─────────────┴─────────────┐ <text:s text:c="5"/>│ <text:s text:c="2"/></text:span></text:span><text:span text:style-name="Source_20_Text"><text:span text:style-name="T2">incoming: <text:s text:c="2"/>│</text:span></text:span></text:p>
      <text:p text:style-name="P5"><text:span text:style-name="Source_20_Text"><text:span text:style-name="T1">│ <text:s/>│ <text:s text:c="10"/></text:span></text:span><text:span text:style-name="Source_20_Text"><text:span text:style-name="T2">poll <text:s text:c="11"/>│&lt;─────┤ <text:s/>connections, │</text:span></text:span></text:p>
      <text:p text:style-name="P5"><text:span text:style-name="Source_20_Text"><text:span text:style-name="T1">│ <text:s/>└─────────────┬─────────────┘ <text:s text:c="5"/>│ <text:s text:c="2"/></text:span></text:span><text:span text:style-name="Source_20_Text"><text:span text:style-name="T2">data, etc. <text:s/>│</text:span></text:span></text:p>
      <text:p text:style-name="P5"><text:span text:style-name="Source_20_Text"><text:span text:style-name="T1">│ <text:s/>┌─────────────┴─────────────┐ <text:s text:c="5"/>└───────────────┘</text:span></text:span></text:p>
      <text:p text:style-name="P5"><text:span text:style-name="Source_20_Text"><text:span text:style-name="T1">│ <text:s/>│ <text:s text:c="10"/></text:span></text:span><text:span text:style-name="Source_20_Text"><text:span text:style-name="T2">check <text:s text:c="10"/>│</text:span></text:span></text:p>
      <text:p text:style-name="P5"><text:span text:style-name="Source_20_Text"><text:span text:style-name="T1">│ <text:s/>└─────────────┬─────────────┘</text:span></text:span></text:p>
      <text:p text:style-name="P5"><text:span text:style-name="Source_20_Text"><text:span text:style-name="T1">│ <text:s/>┌─────────────┴─────────────┐</text:span></text:span></text:p>
      <text:p text:style-name="P5"><text:span text:style-name="Source_20_Text"><text:span text:style-name="T1">└──┤ <text:s text:c="5"/></text:span></text:span><text:span text:style-name="Source_20_Text"><text:span text:style-name="T2">close callbacks <text:s text:c="5"/>│</text:span></text:span></text:p>
      <text:p text:style-name="P6"><text:span text:style-name="Source_20_Text"><text:span text:style-name="T1"><text:s text:c="3"/>└───────────────────────────┘</text:span></text:span></text:p>
      <text:p text:style-name="P2"/>
      <text:h text:style-name="P1" text:outline-level="2"><text:bookmark text:name="header-phases-overview"/>Phases Overview</text:h>
      <text:list xml:id="list4141787630" text:style-name="L1">
        <text:list-item>
          <text:p text:style-name="P12"><text:span text:style-name="Strong_20_Emphasis"><text:span text:style-name="T3">timers</text:span></text:span><text:span text:style-name="T4">: this phase executes callbacks scheduled by </text:span><text:span text:style-name="Source_20_Text"><text:span text:style-name="T5">setTimeout()</text:span></text:span><text:span text:style-name="T4">and</text:span><text:span text:style-name="Source_20_Text"><text:span text:style-name="T5">setInterval()</text:span></text:span><text:span text:style-name="T4">.</text:span></text:p>
        </text:list-item>
        <text:list-item>
          <text:p text:style-name="P12"><text:span text:style-name="Strong_20_Emphasis"><text:span text:style-name="T3">pending callbacks</text:span></text:span><text:span text:style-name="T4">: executes I/O callbacks deferred to the next loop iteration.</text:span></text:p>
        </text:list-item>
        <text:list-item>
          <text:p text:style-name="P12"><text:span text:style-name="Strong_20_Emphasis"><text:span text:style-name="T3">idle, prepare</text:span></text:span><text:span text:style-name="T4">: only used internally.</text:span></text:p>
        </text:list-item>
        <text:list-item>
          <text:p text:style-name="P12"><text:span text:style-name="Strong_20_Emphasis"><text:span text:style-name="T3">poll</text:span></text:span><text:span text:style-name="T4">: </text:span><text:span text:style-name="T8">retrieve new I/O events; execute I/O related callbacks (almost all with the exception of close callbacks, the ones scheduled by timers, and</text:span><text:span text:style-name="Source_20_Text"><text:span text:style-name="T9">setImmediate()</text:span></text:span><text:span text:style-name="T8">); node will block here when appropriate.</text:span></text:p>
        </text:list-item>
        <text:list-item>
          <text:p text:style-name="P12"><text:span text:style-name="Strong_20_Emphasis"><text:span text:style-name="T3">check</text:span></text:span><text:span text:style-name="T4">:</text:span><text:span text:style-name="Source_20_Text"><text:span text:style-name="T5">setImmediate()</text:span></text:span><text:span text:style-name="T4">callbacks are invoked here.</text:span></text:p>
        </text:list-item>
        <text:list-item>
          <text:p text:style-name="P8"><text:span text:style-name="Strong_20_Emphasis"><text:span text:style-name="T3">close callbacks</text:span></text:span><text:span text:style-name="T4">: some close callbacks, e.g.</text:span><text:span text:style-name="Source_20_Text"><text:span text:style-name="T5">socket.on('close', ...)</text:span></text:span><text:span text:style-name="T4">.</text:span></text:p>
        </text:list-item>
      </text:list>
      <text:p text:style-name="P7">Between each run of the event loop, Node.js checks if it is waiting for any asynchronous I/O or timers and shuts down cleanly if there are not any.</text:p>
      <text:h text:style-name="P16" text:outline-level="3"><text:bookmark text:name="header-timers"/>timers</text:h>
      <text:p text:style-name="P14"><text:span text:style-name="T4">A timer specifies the </text:span><text:span text:style-name="Strong_20_Emphasis"><text:span text:style-name="T3">threshold</text:span></text:span><text:span text:style-name="T4"> </text:span><text:span text:style-name="Emphasis"><text:span text:style-name="T4">after which</text:span></text:span><text:span text:style-name="T4"> a provided callback </text:span><text:span text:style-name="Emphasis"><text:span text:style-name="T4">may be executed</text:span></text:span><text:span text:style-name="T4"> rather than the </text:span><text:span text:style-name="Strong_20_Emphasis"><text:span text:style-name="T3">exact</text:span></text:span><text:span text:style-name="T4"> time a person </text:span><text:span text:style-name="Emphasis"><text:span text:style-name="T4">wants it to be executed</text:span></text:span><text:span text:style-name="T4">. Timers callbacks will run as early as they can be scheduled after the specified amount of time has passed</text:span></text:p>
      <text:p text:style-name="P3"><text:soft-page-break/><text:span text:style-name="Strong_20_Emphasis"><text:span text:style-name="T10"/></text:span></text:p>
      <text:p text:style-name="P13"><text:span text:style-name="Strong_20_Emphasis"><text:span text:style-name="T10">pending callbacks</text:span></text:span></text:p>
      <text:p text:style-name="P15"><text:span text:style-name="T4">This phase executes callbacks for some system operations such as types of TCP errors. For example if a TCP socket receives </text:span><text:span text:style-name="Source_20_Text"><text:span text:style-name="T5">ECONNREFUSED </text:span></text:span><text:span text:style-name="T4">when attempting to connect, some *nix systems want to wait to report the error. This will be queued to execute in the </text:span><text:span text:style-name="Strong_20_Emphasis"><text:span text:style-name="T3">pending callbacks </text:span></text:span><text:span text:style-name="T4">phase.</text:span></text:p>
      <text:h text:style-name="P16" text:outline-level="3"><text:bookmark text:name="header-poll"/>poll</text:h>
      <text:p text:style-name="P15"><text:span text:style-name="T4">The </text:span><text:span text:style-name="Strong_20_Emphasis"><text:span text:style-name="T3">poll </text:span></text:span><text:span text:style-name="T4">phase has two main functions:</text:span></text:p>
      <text:list xml:id="list2257357138" text:style-name="L2">
        <text:list-item>
          <text:p text:style-name="P11">Calculating how long it should block and poll for I/O, then</text:p>
        </text:list-item>
        <text:list-item>
          <text:p text:style-name="P9"><text:span text:style-name="T4">Processing events in the </text:span><text:span text:style-name="Strong_20_Emphasis"><text:span text:style-name="T3">poll </text:span></text:span><text:span text:style-name="T4">queue.</text:span></text:p>
        </text:list-item>
      </text:list>
      <text:p text:style-name="P15"><text:span text:style-name="T4">When the event loop enters the </text:span><text:span text:style-name="Strong_20_Emphasis"><text:span text:style-name="T3">poll </text:span></text:span><text:span text:style-name="T4">phase </text:span><text:span text:style-name="Emphasis"><text:span text:style-name="T4">and there are no timers scheduled</text:span></text:span><text:span text:style-name="T4">, one of two things will happen:</text:span></text:p>
      <text:list xml:id="list1665834829" text:style-name="L3">
        <text:list-item>
          <text:p text:style-name="P10"><text:span text:style-name="Emphasis"><text:span text:style-name="T4">If the </text:span></text:span><text:span text:style-name="Emphasis"><text:span text:style-name="Strong_20_Emphasis"><text:span text:style-name="T3">poll </text:span></text:span></text:span><text:span text:style-name="Emphasis"><text:span text:style-name="T4">queue </text:span></text:span><text:span text:style-name="Emphasis"><text:span text:style-name="Strong_20_Emphasis"><text:span text:style-name="T3">is not empty</text:span></text:span></text:span><text:span text:style-name="T4">, the event loop will iterate through its queue of callbacks executing them synchronously until either the queue has been exhausted, or the system-dependent hard limit is reached.</text:span></text:p>
        </text:list-item>
        <text:list-item>
          <text:p text:style-name="P10"><text:span text:style-name="Emphasis"><text:span text:style-name="T4">If the </text:span></text:span><text:span text:style-name="Emphasis"><text:span text:style-name="Strong_20_Emphasis"><text:span text:style-name="T3">poll </text:span></text:span></text:span><text:span text:style-name="Emphasis"><text:span text:style-name="T4">queue </text:span></text:span><text:span text:style-name="Emphasis"><text:span text:style-name="Strong_20_Emphasis"><text:span text:style-name="T3">is empty</text:span></text:span></text:span><text:span text:style-name="T4">, one of two more things will happen:</text:span></text:p>
          <text:list>
            <text:list-item>
              <text:p text:style-name="P10"><text:span text:style-name="T4">If scripts have been scheduled by</text:span><text:span text:style-name="Source_20_Text"><text:span text:style-name="T5">setImmediate()</text:span></text:span><text:span text:style-name="T4">, the event loop will end the </text:span><text:span text:style-name="Strong_20_Emphasis"><text:span text:style-name="T3">poll </text:span></text:span><text:span text:style-name="T4">phase and continue to the </text:span><text:span text:style-name="Strong_20_Emphasis"><text:span text:style-name="T3">check </text:span></text:span><text:span text:style-name="T4">phase to execute those scheduled scripts.</text:span></text:p>
            </text:list-item>
            <text:list-item>
              <text:p text:style-name="P10"><text:span text:style-name="T4">If scripts </text:span><text:span text:style-name="Strong_20_Emphasis"><text:span text:style-name="T3">have not </text:span></text:span><text:span text:style-name="T4">been scheduled by </text:span><text:span text:style-name="Source_20_Text"><text:span text:style-name="T5">setImmediate()</text:span></text:span><text:span text:style-name="T4">, the event loop will wait for callbacks to be added to the queue, then execute them immediately.</text:span></text:p>
            </text:list-item>
          </text:list>
        </text:list-item>
      </text:list>
      <text:p text:style-name="P15"><text:span text:style-name="T4">Once the </text:span><text:span text:style-name="Strong_20_Emphasis"><text:span text:style-name="T3">poll </text:span></text:span><text:span text:style-name="T4">queue is empty the event loop will check for timers</text:span><text:span text:style-name="Emphasis"><text:span text:style-name="T4">whose time thresholds have been reached</text:span></text:span><text:span text:style-name="T4">. If one or more timers are ready, the event loop will wrap back to the </text:span><text:span text:style-name="Strong_20_Emphasis"><text:span text:style-name="T3">timers </text:span></text:span><text:span text:style-name="T4">phase to execute those timers' callbacks.</text:span></text:p>
      <text:p text:style-name="P2"/>
      <text:h text:style-name="P16" text:outline-level="3"/>
      <text:h text:style-name="P17" text:outline-level="3"><text:bookmark text:name="header-check"/>check</text:h>
      <text:p text:style-name="P14"><text:span text:style-name="T4">This phase allows a person to execute callbacks immediately after the </text:span><text:span text:style-name="Strong_20_Emphasis"><text:span text:style-name="T3">poll </text:span></text:span><text:span text:style-name="T4">phase has completed. If the </text:span><text:span text:style-name="Strong_20_Emphasis"><text:span text:style-name="T3">poll </text:span></text:span><text:span text:style-name="T4">phase becomes idle and scripts have been queued with </text:span><text:span text:style-name="Source_20_Text"><text:span text:style-name="T5">setImmediate()</text:span></text:span><text:span text:style-name="T4">, the event loop may continue to the </text:span><text:span text:style-name="Strong_20_Emphasis"><text:span text:style-name="T3">check </text:span></text:span><text:span text:style-name="T4">phase rather than waiting.</text:span></text:p>
      <text:p text:style-name="P14"><text:span text:style-name="Source_20_Text"><text:span text:style-name="T5">setImmediate()</text:span></text:span><text:span text:style-name="T4">is actually a special timer that runs in a separate phase of the event loop. It uses a libuv API that schedules callbacks to execute after the </text:span><text:span text:style-name="Strong_20_Emphasis"><text:span text:style-name="T3">poll </text:span></text:span><text:span text:style-name="T4">phase has completed.</text:span></text:p>
      <text:p text:style-name="P14"><text:span text:style-name="T4">Generally, as the code is executed, the event loop will eventually hit the </text:span><text:span text:style-name="Strong_20_Emphasis"><text:span text:style-name="T3">poll </text:span></text:span><text:span text:style-name="T4">phase where it will wait for an incoming connection, request, etc. However, if a callback has been scheduled with </text:span><text:span text:style-name="Source_20_Text"><text:span text:style-name="T5">setImmediate()</text:span></text:span><text:span text:style-name="T4">and the </text:span><text:span text:style-name="Strong_20_Emphasis"><text:span text:style-name="T3">poll </text:span></text:span><text:span text:style-name="T4">phase becomes idle, it will end and continue to the </text:span><text:span text:style-name="Strong_20_Emphasis"><text:span text:style-name="T3">check </text:span></text:span><text:span text:style-name="T4">phase rather than waiting for </text:span><text:span text:style-name="Strong_20_Emphasis"><text:span text:style-name="T3">poll </text:span></text:span><text:span text:style-name="T4">event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Verdana" svg:font-family="Verdana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2:07:02.340738895</meta:creation-date>
    <dc:date>2019-04-12T17:19:10.270551633</dc:date>
    <meta:editing-duration>PT4H31M1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45" meta:word-count="570" meta:character-count="3733" meta:non-whitespace-character-count="3085"/>
  </office:meta>
</office:document-meta>
</file>